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86d53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e9f9f" officeooo:paragraph-rsid="001e9f9f"/>
    </style:style>
    <style:style style:name="P5" style:family="paragraph" style:parent-style-name="Standard" style:list-style-name="L1">
      <style:text-properties fo:language="en" fo:country="US" officeooo:rsid="001e9f9f" officeooo:paragraph-rsid="001e9f9f" fo:background-color="#ff9999"/>
    </style:style>
    <style:style style:name="P6" style:family="paragraph" style:parent-style-name="Standard" style:list-style-name="L1">
      <style:text-properties fo:language="en" fo:country="US" officeooo:rsid="0020130e" officeooo:paragraph-rsid="0020130e"/>
    </style:style>
    <style:style style:name="P7" style:family="paragraph" style:parent-style-name="Standard" style:list-style-name="L1">
      <style:text-properties fo:language="en" fo:country="US" officeooo:rsid="00215f0a" officeooo:paragraph-rsid="00215f0a"/>
    </style:style>
    <style:style style:name="P8" style:family="paragraph" style:parent-style-name="Standard" style:list-style-name="L1">
      <style:text-properties fo:language="en" fo:country="US" officeooo:rsid="001a62ae" officeooo:paragraph-rsid="001a62ae"/>
    </style:style>
    <style:style style:name="P9" style:family="paragraph" style:parent-style-name="Standard" style:list-style-name="L1">
      <style:text-properties fo:language="en" fo:country="US" fo:font-style="italic" officeooo:rsid="00236d0d" officeooo:paragraph-rsid="00236d0d" style:font-style-asian="italic" style:font-style-complex="italic"/>
    </style:style>
    <style:style style:name="P10" style:family="paragraph" style:parent-style-name="Standard" style:list-style-name="L1">
      <style:text-properties style:text-line-through-style="solid" style:text-line-through-type="single" fo:language="en" fo:country="US" officeooo:rsid="001e9f9f" officeooo:paragraph-rsid="001e9f9f"/>
    </style:style>
    <style:style style:name="P11" style:family="paragraph" style:parent-style-name="Standard" style:list-style-name="L1">
      <style:text-properties style:text-line-through-style="solid" style:text-line-through-type="single" fo:language="en" fo:country="US" officeooo:rsid="001e9f9f" officeooo:paragraph-rsid="001e9f9f" fo:background-color="#66ff66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color="#808080" fo:font-style="italic" officeooo:rsid="001e9f9f" style:font-style-asian="italic" style:font-style-complex="italic"/>
    </style:style>
    <style:style style:name="T3" style:family="text">
      <style:text-properties fo:background-color="#66ff66" loext:char-shading-value="0"/>
    </style:style>
    <style:style style:name="T4" style:family="text">
      <style:text-properties style:text-line-through-style="solid" style:text-line-through-type="single" fo:background-color="#66ff66" loext:char-shading-value="0"/>
    </style:style>
    <style:style style:name="T5" style:family="text">
      <style:text-properties officeooo:rsid="00236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917487391" text:style-name="L1">
        <text:list-item>
          <text:p text:style-name="P4">20170721:</text:p>
          <text:list>
            <text:list-item>
              <text:p text:style-name="P4">Project goals:</text:p>
              <text:list>
                <text:list-item>
                  <text:p text:style-name="P10">copy off current hex code as a backup</text:p>
                </text:list-item>
                <text:list-item>
                  <text:p text:style-name="P5"><text:span text:style-name="T4">integrate light sensor </text:span>and compare to IR distance sensor output</text:p>
                </text:list-item>
                <text:list-item>
                  <text:p text:style-name="P11">add servo slew rate to control speed of hand movement and make it look more natural</text:p>
                </text:list-item>
              </text:list>
            </text:list-item>
          </text:list>
        </text:list-item>
        <text:list-item>
          <text:p text:style-name="P6">2017092<text:span text:style-name="T5">6</text:span>:</text:p>
          <text:list>
            <text:list-item>
              <text:p text:style-name="P9">DONE! 20170926. V6 IS OUT AND WORKS GREAT SO FAR! CODE POSTED TO GITHUB AND SHARED. </text:p>
            </text:list-item>
          </text:list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>d</text:p>
        </text:list-item>
        <text:list-item>
          <text:p text:style-name="P7"/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dd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86d53"/>
    </style:style>
    <style:style style:name="MT1" style:family="text">
      <style:text-properties fo:color="#808080" fo:font-style="italic" officeooo:rsid="001e9f9f" style:font-style-asian="italic" style:font-style-complex="italic"/>
    </style:style>
    <style:style style:name="MT2" style:family="text">
      <style:text-properties fo:color="#808080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T waving hand</text:span><text:span text:style-name="MT2"> –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9M39S</meta:editing-duration>
    <meta:editing-cycles>10</meta:editing-cycles>
    <meta:generator>LibreOffice/5.3.2.2$Windows_X86_64 LibreOffice_project/6cd4f1ef626f15116896b1d8e1398b56da0d0ee1</meta:generator>
    <dc:date>2017-09-26T17:10:32.592000000</dc:date>
    <meta:document-statistic meta:table-count="0" meta:image-count="0" meta:object-count="0" meta:page-count="1" meta:paragraph-count="29" meta:word-count="110" meta:character-count="390" meta:non-whitespace-character-count="332"/>
    <meta:user-defined meta:name="Info 1"/>
    <meta:user-defined meta:name="Info 2"/>
    <meta:user-defined meta:name="Info 3"/>
    <meta:user-defined meta:name="Info 4"/>
  </office:meta>
</office:document-meta>
</file>